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3.64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4.59999" calcext:value-type="float">
            <text:p>-34,5999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.95" calcext:value-type="float">
            <text:p>-24,9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.79998" calcext:value-type="float">
            <text:p>-22,799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2.59998" calcext:value-type="float">
            <text:p>-22,5999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.349998" calcext:value-type="float">
            <text:p>-8,34999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.15001" calcext:value-type="float">
            <text:p>-17,1500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.70001" calcext:value-type="float">
            <text:p>-13,7000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4.8" calcext:value-type="float">
            <text:p>-14,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000013" calcext:value-type="float">
            <text:p>-0,10000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9952" calcext:value-type="float">
            <text:p>0,999995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.70001" calcext:value-type="float">
            <text:p>-10,7000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.10001" calcext:value-type="float">
            <text:p>-17,1000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.85001" calcext:value-type="float">
            <text:p>-12,8500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0001907349" calcext:value-type="float">
            <text:p>-1,907349E-0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.3" calcext:value-type="float">
            <text:p>-17,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800001" calcext:value-type="float">
            <text:p>5,80000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4.24999" calcext:value-type="float">
            <text:p>-24,2499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250009" calcext:value-type="float">
            <text:p>-8,250009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.65" calcext:value-type="float">
            <text:p>-12,6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499937" calcext:value-type="float">
            <text:p>0,3499937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.80001" calcext:value-type="float">
            <text:p>-12,8000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99999" calcext:value-type="float">
            <text:p>4,59999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2.09999" calcext:value-type="float">
            <text:p>-22,0999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.15" calcext:value-type="float">
            <text:p>-16,1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000008" calcext:value-type="float">
            <text:p>-8,00000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199998" calcext:value-type="float">
            <text:p>5,19999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0.35" calcext:value-type="float">
            <text:p>-20,3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.75001" calcext:value-type="float">
            <text:p>-13,7500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.100007" calcext:value-type="float">
            <text:p>-8,10000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150004" calcext:value-type="float">
            <text:p>-2,15000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900001" calcext:value-type="float">
            <text:p>7,90000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.950008" calcext:value-type="float">
            <text:p>-3,950008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.15001" calcext:value-type="float">
            <text:p>-13,1500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,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.850004" calcext:value-type="float">
            <text:p>-8,85000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.05" calcext:value-type="float">
            <text:p>-17,0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4.30001" calcext:value-type="float">
            <text:p>-14,3000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.15001" calcext:value-type="float">
            <text:p>-14,1500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" calcext:value-type="float">
            <text:p>5,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949999" calcext:value-type="float">
            <text:p>2,94999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3" calcext:value-type="float">
            <text:p>8,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3.00001" calcext:value-type="float">
            <text:p>-13,0000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349997" calcext:value-type="float">
            <text:p>3,34999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.000013" calcext:value-type="float">
            <text:p>-9,00001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.20001" calcext:value-type="float">
            <text:p>-12,2000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600001" calcext:value-type="float">
            <text:p>7,60000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2.8" calcext:value-type="float">
            <text:p>-12,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900002" calcext:value-type="float">
            <text:p>6,90000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3.3" calcext:value-type="float">
            <text:p>-23,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.80001" calcext:value-type="float">
            <text:p>-11,8000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8" calcext:value-type="float">
            <text:p>5,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849996" calcext:value-type="float">
            <text:p>2,84999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8.45" calcext:value-type="float">
            <text:p>-18,4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8.05" calcext:value-type="float">
            <text:p>-18,0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2.65001" calcext:value-type="float">
            <text:p>-12,65001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699997" calcext:value-type="float">
            <text:p>2,69999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9.7" calcext:value-type="float">
            <text:p>-19,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649994" calcext:value-type="float">
            <text:p>2,64999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.450003" calcext:value-type="float">
            <text:p>-5,45000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450001" calcext:value-type="float">
            <text:p>6,45000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1" calcext:value-type="float">
            <text:p>7,1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.65001" calcext:value-type="float">
            <text:p>-13,65001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.45" calcext:value-type="float">
            <text:p>-16,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.900008" calcext:value-type="float">
            <text:p>-7,90000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3" calcext:value-type="float">
            <text:p>7,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.350007" calcext:value-type="float">
            <text:p>-9,35000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200001" calcext:value-type="float">
            <text:p>6,200001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.79999" calcext:value-type="float">
            <text:p>-17,7999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300001" calcext:value-type="float">
            <text:p>4,300001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200001" calcext:value-type="float">
            <text:p>7,20000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,6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800001" calcext:value-type="float">
            <text:p>7,800001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.900011" calcext:value-type="float">
            <text:p>-8,90001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550001" calcext:value-type="float">
            <text:p>6,55000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650001" calcext:value-type="float">
            <text:p>6,65000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6" calcext:value-type="float">
            <text:p>7,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49998" calcext:value-type="float">
            <text:p>5,34999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0.20001" calcext:value-type="float">
            <text:p>-10,2000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000001" calcext:value-type="float">
            <text:p>6,00000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5" calcext:value-type="float">
            <text:p>8,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000001" calcext:value-type="float">
            <text:p>7,00000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00001" calcext:value-type="float">
            <text:p>6,700001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300001" calcext:value-type="float">
            <text:p>7,300001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300001" calcext:value-type="float">
            <text:p>7,30000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,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000001" calcext:value-type="float">
            <text:p>8,00000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.30001" calcext:value-type="float">
            <text:p>-10,3000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200001" calcext:value-type="float">
            <text:p>7,20000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200001" calcext:value-type="float">
            <text:p>7,20000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000001" calcext:value-type="float">
            <text:p>8,00000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000001" calcext:value-type="float">
            <text:p>8,00000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6" calcext:value-type="float">
            <text:p>8,6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3" calcext:value-type="float">
            <text:p>7,3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3" calcext:value-type="float">
            <text:p>7,3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6" calcext:value-type="float">
            <text:p>8,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900001" calcext:value-type="float">
            <text:p>7,900001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3.25001" calcext:value-type="float">
            <text:p>-13,25001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000001" calcext:value-type="float">
            <text:p>8,000001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6" calcext:value-type="float">
            <text:p>8,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00001" calcext:value-type="float">
            <text:p>6,500001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7" calcext:value-type="float">
            <text:p>8,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6" calcext:value-type="float">
            <text:p>8,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200001" calcext:value-type="float">
            <text:p>7,20000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000001" calcext:value-type="float">
            <text:p>8,00000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300001" calcext:value-type="float">
            <text:p>7,30000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300001" calcext:value-type="float">
            <text:p>7,300001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200001" calcext:value-type="float">
            <text:p>7,20000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00001" calcext:value-type="float">
            <text:p>7,300001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900001" calcext:value-type="float">
            <text:p>7,90000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8" calcext:value-type="float">
            <text:p>8,8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000001" calcext:value-type="float">
            <text:p>8,00000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09:10.720000000</dc:date>
    <meta:editing-duration>PT2M32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2</text:p>
        </chart:title>
        <chart:subtitle svg:x="6.66cm" svg:y="1.275cm" chart:style-name="ch3">
          <text:p>Turno 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4.59999">
                <text:p>-34.59999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4.95">
                <text:p>-24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2.79998">
                <text:p>-22.7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2.59998">
                <text:p>-22.5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8.349998">
                <text:p>-8.34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7.15001">
                <text:p>-17.15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3.70001">
                <text:p>-13.7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1000013">
                <text:p>-0.1000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99952">
                <text:p>0.9999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7.10001">
                <text:p>-17.1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2.85001">
                <text:p>-12.85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000001907349">
                <text:p>-0.000001907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7.3">
                <text:p>-1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800001">
                <text:p>5.8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4.24999">
                <text:p>-24.24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8.250009">
                <text:p>-8.250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2.65">
                <text:p>-12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499937">
                <text:p>0.3499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599999">
                <text:p>4.5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22.09999">
                <text:p>-22.0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8.000008">
                <text:p>-8.00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199998">
                <text:p>5.1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3.75001">
                <text:p>-13.75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8.100007">
                <text:p>-8.1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.150004">
                <text:p>-2.150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3.950008">
                <text:p>-3.95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3.15001">
                <text:p>-13.15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8.850004">
                <text:p>-8.85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4.15001">
                <text:p>-14.15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949999">
                <text:p>2.94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349997">
                <text:p>3.34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9.000013">
                <text:p>-9.000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2.20001">
                <text:p>-12.2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600001">
                <text:p>7.6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900002">
                <text:p>6.9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23.3">
                <text:p>-23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1.80001">
                <text:p>-11.8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849996">
                <text:p>2.849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8.45">
                <text:p>-18.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2.65001">
                <text:p>-12.65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699997">
                <text:p>2.6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9.7">
                <text:p>-19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649994">
                <text:p>2.649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5.450003">
                <text:p>-5.450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3.65001">
                <text:p>-13.65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6.45">
                <text:p>-16.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7.900008">
                <text:p>-7.900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9.350007">
                <text:p>-9.350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17.79999">
                <text:p>-17.7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300001">
                <text:p>4.3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8.900011">
                <text:p>-8.900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550001">
                <text:p>6.55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650001">
                <text:p>6.65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349998">
                <text:p>5.34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13.25001">
                <text:p>-13.25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000001">
                <text:p>8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